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Noto Sans2" svg:font-family="'Noto Sans'" style:font-family-generic="swiss"/>
    <style:font-face style:name="Noto Sans3" svg:font-family="'Noto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Noto Sans1" svg:font-family="'Noto Sans'" style:font-family-generic="swiss" style:font-pitch="variable"/>
    <style:font-face style:name="SimSun1" svg:font-family="SimSun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0.2cm" fo:min-width="2.107cm"/>
      <style:paragraph-properties style:writing-mode="lr-tb"/>
    </style:style>
    <style:style style:name="gr2" style:family="graphic" style:parent-style-name="standard">
      <style:graphic-properties draw:fill-color="#f17c0b" draw:textarea-horizontal-align="justify" draw:textarea-vertical-align="middle" draw:auto-grow-height="false" fo:min-height="0.312cm" fo:min-width="0.062cm"/>
      <style:paragraph-properties style:writing-mode="lr-tb"/>
    </style:style>
    <style:style style:name="gr3" style:family="graphic" style:parent-style-name="objectwithoutfill">
      <style:graphic-properties svg:stroke-width="0.05cm" svg:stroke-color="#6a9662" draw:marker-start-width="0.155cm" draw:marker-end="Arrow" draw:marker-end-width="0.2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cm" svg:stroke-color="#666666" draw:marker-start-width="0.015cm" draw:marker-end="Arrow" draw:marker-end-width="0.2cm" draw:fill="none" draw:textarea-vertical-align="middle" fo:padding-top="0.125cm" fo:padding-bottom="0.125cm" fo:padding-left="0.25cm" fo:padding-right="0.25cm"/>
    </style:style>
    <style:style style:name="gr5" style:family="graphic" style:parent-style-name="objectwithoutfill">
      <style:graphic-properties svg:stroke-width="0cm" svg:stroke-color="#666666" draw:marker-start-width="0cm" draw:marker-end="Arrow" draw:marker-end-width="0.2cm" draw:fill="none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draw:stroke="none" svg:stroke-color="#000000" draw:fill="none" draw:fill-color="#ffffff" fo:min-height="0.44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788cm"/>
      <style:paragraph-properties style:writing-mode="lr-tb"/>
    </style:style>
    <style:style style:name="gr8" style:family="graphic" style:parent-style-name="standard">
      <style:graphic-properties draw:fill-color="#c7d500" draw:textarea-horizontal-align="justify" draw:textarea-vertical-align="middle" draw:auto-grow-height="false" fo:min-height="0.2cm" fo:min-width="2.107cm"/>
      <style:paragraph-properties style:writing-mode="lr-tb"/>
    </style:style>
    <style:style style:name="gr9" style:family="graphic" style:parent-style-name="standard">
      <style:graphic-properties draw:stroke="none" draw:fill-color="#ffffff" draw:opacity="50%" draw:textarea-horizontal-align="justify" draw:textarea-vertical-align="middle" draw:auto-grow-height="false" fo:min-height="9.015cm" fo:min-width="5.003cm" draw:shadow-opacity="50%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501cm"/>
      <style:paragraph-properties style:writing-mode="lr-tb"/>
    </style:style>
    <style:style style:name="gr11" style:family="graphic" style:parent-style-name="objectwithoutfill">
      <style:graphic-properties svg:stroke-width="0cm" svg:stroke-color="#666666" draw:marker-start-width="0cm" draw:marker-end="Arrow" draw:marker-end-width="0.2cm" draw:fill="none" draw:textarea-vertical-align="middle" fo:padding-top="0.125cm" fo:padding-bottom="0.125cm" fo:padding-left="0.25cm" fo:padding-right="0.2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43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43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45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46cm"/>
      <style:paragraph-properties style:writing-mode="lr-tb"/>
    </style:style>
    <style:style style:name="gr16" style:family="graphic">
      <style:graphic-properties draw:fill-color="#c7d500" draw:textarea-horizontal-align="justify" draw:textarea-vertical-align="middle" draw:auto-grow-height="false" fo:min-height="0.45cm" fo:min-width="4.811cm"/>
      <style:paragraph-properties style:writing-mode="lr-tb"/>
    </style:style>
    <style:style style:name="gr17" style:family="graphic">
      <style:graphic-properties draw:fill-color="#eeeeee" draw:textarea-horizontal-align="justify" draw:textarea-vertical-align="middle" draw:auto-grow-height="false" fo:min-height="0.45cm" fo:min-width="4.811cm"/>
      <style:paragraph-properties style:writing-mode="lr-tb"/>
    </style:style>
    <style:style style:name="gr18" style:family="graphic">
      <style:graphic-properties svg:stroke-width="0cm" svg:stroke-color="#666666" draw:marker-start-width="0cm" draw:marker-end="Arrow" draw:marker-end-width="0.2cm" draw:fill="none" draw:textarea-vertical-align="middle" fo:padding-top="0.125cm" fo:padding-bottom="0.125cm" fo:padding-left="0.25cm" fo:padding-right="0.25cm"/>
      <style:paragraph-properties style:writing-mode="lr-tb"/>
    </style:style>
    <style:style style:name="gr19" style:family="graphic">
      <style:graphic-properties svg:stroke-width="0cm" svg:stroke-color="#666666" draw:marker-start-width="0cm" draw:marker-end="Arrow" draw:marker-end-width="0.2cm" draw:fill="none" draw:textarea-vertical-align="middle" fo:padding-top="0.125cm" fo:padding-bottom="0.125cm" fo:padding-left="0.25cm" fo:padding-right="0.25cm"/>
    </style:style>
    <style:style style:name="gr20" style:family="graphic">
      <style:graphic-properties draw:stroke="none" svg:stroke-color="#000000" draw:fill="none" draw:fill-color="#ffffff" fo:min-height="0.487cm"/>
      <style:paragraph-properties style:writing-mode="lr-tb"/>
    </style:style>
    <style:style style:name="gr21" style:family="graphic">
      <style:graphic-properties draw:stroke="none" svg:stroke-color="#000000" draw:fill="none" draw:fill-color="#ffffff" fo:min-height="0.439cm"/>
      <style:paragraph-properties style:writing-mode="lr-tb"/>
    </style:style>
    <style:style style:name="gr22" style:family="graphic">
      <style:graphic-properties draw:fill-color="#c7d500" draw:textarea-horizontal-align="justify" draw:textarea-vertical-align="middle" draw:auto-grow-height="false" fo:min-height="0.45cm" fo:min-width="2.521cm"/>
      <style:paragraph-properties style:writing-mode="lr-tb"/>
    </style:style>
    <style:style style:name="gr23" style:family="graphic" style:list-style-name="L3">
      <style:graphic-properties draw:fill-color="#eeeeee" draw:textarea-horizontal-align="justify" draw:textarea-vertical-align="middle" draw:auto-grow-height="false" fo:min-height="0.45cm" fo:min-width="2.521cm"/>
      <style:paragraph-properties style:writing-mode="lr-tb"/>
    </style:style>
    <style:style style:name="gr24" style:family="graphic">
      <style:graphic-properties draw:stroke="none" draw:fill="none" fo:min-height="1.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  <style:text-properties fo:color="#6a9662" fo:font-size="9pt" fo:font-style="normal" fo:font-weight="bold" style:font-size-asian="18pt" style:font-size-complex="18pt"/>
    </style:style>
    <style:style style:name="P3" style:family="paragraph">
      <loext:graphic-properties draw:fill-color="#f17c0b"/>
      <style:paragraph-properties fo:text-align="center"/>
      <style:text-properties fo:color="#000000" fo:font-size="9pt" style:font-size-asian="18pt" style:font-size-complex="18pt"/>
    </style:style>
    <style:style style:name="P4" style:family="paragraph">
      <loext:graphic-properties draw:fill-color="#f17c0b"/>
      <style:paragraph-properties fo:text-align="center"/>
      <style:text-properties fo:color="#000000" fo:font-size="14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color="#6a9662" fo:font-size="9pt" fo:font-weight="bold" style:font-size-asian="18pt" style:font-size-complex="18pt"/>
    </style:style>
    <style:style style:name="P7" style:family="paragraph">
      <loext:graphic-properties draw:fill-color="#c7d500"/>
      <style:paragraph-properties fo:text-align="center"/>
      <style:text-properties fo:color="#6a9662" fo:font-size="9pt" fo:font-style="normal" fo:font-weight="bold" style:font-size-asian="18pt" style:font-size-complex="18pt"/>
    </style:style>
    <style:style style:name="P8" style:family="paragraph">
      <loext:graphic-properties draw:fill-color="#ffffff" draw:opacity="50%"/>
      <style:paragraph-properties fo:text-align="center"/>
      <style:text-properties fo:font-size="14pt" style:font-size-asian="18pt" style:font-size-complex="18pt"/>
    </style:style>
    <style:style style:name="P9" style:family="paragraph">
      <loext:graphic-properties draw:fill="none" draw:fill-color="#ffffff"/>
      <style:text-properties fo:color="#6a9662" style:text-position="-33% 58%" fo:font-size="9pt" fo:font-weight="bold" style:font-size-asian="18pt" style:font-size-complex="18pt"/>
    </style:style>
    <style:style style:name="P10" style:family="paragraph">
      <loext:graphic-properties draw:fill="none" draw:fill-color="#ffffff"/>
      <style:text-properties fo:color="#666666" fo:font-size="9pt" fo:font-style="normal" fo:font-weight="bold" style:font-size-asian="18pt" style:font-size-complex="18pt"/>
    </style:style>
    <style:style style:name="P11" style:family="paragraph">
      <loext:graphic-properties draw:fill="none" draw:fill-color="#ffffff"/>
      <style:text-properties fo:color="#666666" fo:font-size="9pt" fo:font-weight="bold" style:font-size-asian="18pt" style:font-size-complex="18pt"/>
    </style:style>
    <style:style style:name="P12" style:family="paragraph">
      <style:paragraph-properties fo:text-align="center" style:writing-mode="lr-tb"/>
      <style:text-properties fo:color="#6a9662" fo:font-size="8pt" fo:font-style="normal" fo:font-weight="bold" style:font-size-asian="18pt" style:font-size-complex="18pt"/>
    </style:style>
    <style:style style:name="P13" style:family="paragraph">
      <loext:graphic-properties draw:fill-color="#c7d500"/>
      <style:paragraph-properties fo:text-align="center" style:writing-mode="lr-tb"/>
      <style:text-properties fo:color="#6a9662" fo:font-size="8pt" fo:font-style="normal" fo:font-weight="bold" style:font-size-asian="18pt" style:font-size-complex="18pt"/>
    </style:style>
    <style:style style:name="P14" style:family="paragraph">
      <loext:graphic-properties draw:fill-color="#eeeeee"/>
      <style:paragraph-properties fo:text-align="center" style:writing-mode="lr-tb"/>
      <style:text-properties fo:color="#6a9662" fo:font-size="8pt" fo:font-style="normal" fo:font-weight="bold" style:font-size-asian="18pt" style:font-size-complex="18pt"/>
    </style:style>
    <style:style style:name="P15" style:family="paragraph">
      <loext:graphic-properties draw:fill="none"/>
      <style:paragraph-properties fo:text-align="center" style:writing-mode="lr-tb"/>
    </style:style>
    <style:style style:name="P16" style:family="paragraph">
      <loext:graphic-properties draw:fill="none" draw:fill-color="#ffffff"/>
      <style:paragraph-properties style:writing-mode="lr-tb"/>
      <style:text-properties fo:color="#666666" fo:font-size="9pt" fo:font-style="normal" fo:font-weight="bold" style:font-size-asian="18pt" style:font-size-complex="18pt"/>
    </style:style>
    <style:style style:name="P17" style:family="paragraph">
      <loext:graphic-properties draw:fill="none" draw:fill-color="#ffffff"/>
      <style:paragraph-properties style:writing-mode="lr-tb"/>
      <style:text-properties fo:color="#666666" fo:font-size="9pt" fo:font-weight="bold" style:font-size-asian="18pt" style:font-size-complex="18pt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6a9662" fo:font-size="8pt" fo:font-style="normal" fo:font-weight="bold" style:font-size-asian="18pt" style:font-size-complex="18pt"/>
    </style:style>
    <style:style style:name="P19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6a9662" fo:font-size="8pt" fo:font-style="normal" fo:font-weight="bold" style:font-size-asian="18pt" style:font-size-complex="18pt"/>
    </style:style>
    <style:style style:name="P20" style:family="paragraph">
      <loext:graphic-properties draw:fill="none"/>
      <style:paragraph-properties fo:text-align="center" style:writing-mode="lr-tb"/>
      <style:text-properties fo:font-size="12pt" style:font-size-asian="18pt" style:font-size-complex="18pt"/>
    </style:style>
    <style:style style:name="T1" style:family="text">
      <style:text-properties fo:color="#6a9662" style:font-name="Noto Sans3" fo:font-size="9pt" fo:font-style="normal" fo:font-weight="bold" style:font-name-asian="Noto Sans3" style:font-size-asian="18pt" style:font-name-complex="Noto Sans3" style:font-size-complex="18pt"/>
    </style:style>
    <style:style style:name="T2" style:family="text">
      <style:text-properties fo:color="#6a9662" style:font-name="Liberation Sans" fo:font-size="9pt" fo:font-style="normal" fo:font-weight="bold" style:font-name-asian="Liberation Sans3" style:font-size-asian="18pt" style:font-name-complex="Liberation Sans3" style:font-size-complex="18pt"/>
    </style:style>
    <style:style style:name="T3" style:family="text">
      <style:text-properties fo:color="#6a9662" style:text-position="-33% 58%" style:font-name="Liberation Sans" fo:font-size="9pt" fo:font-style="normal" fo:font-weight="bold" style:font-name-asian="Liberation Sans3" style:font-size-asian="18pt" style:font-name-complex="Liberation Sans3" style:font-size-complex="18pt"/>
    </style:style>
    <style:style style:name="T4" style:family="text">
      <style:text-properties fo:color="#6a9662" style:text-position="0% 100%" style:font-name="Liberation Sans" fo:font-size="9pt" fo:font-style="normal" fo:font-weight="bold" style:font-name-asian="Liberation Sans3" style:font-size-asian="18pt" style:font-name-complex="Liberation Sans3" style:font-size-complex="18pt"/>
    </style:style>
    <style:style style:name="T5" style:family="text">
      <style:text-properties fo:color="#000000" fo:font-size="14pt" style:font-size-asian="18pt" style:font-size-complex="18pt"/>
    </style:style>
    <style:style style:name="T6" style:family="text">
      <style:text-properties fo:color="#000000" style:text-position="-33% 58%" fo:font-size="14pt" style:font-size-asian="18pt" style:font-size-complex="18pt"/>
    </style:style>
    <style:style style:name="T7" style:family="text">
      <style:text-properties fo:color="#000000" style:text-position="-33% 58%" fo:font-size="14pt" fo:font-weight="bold" style:font-size-asian="18pt" style:font-weight-asian="bold" style:font-size-complex="18pt" style:font-weight-complex="bold"/>
    </style:style>
    <style:style style:name="T8" style:family="text">
      <style:text-properties fo:color="#6a9662" fo:font-size="9pt" fo:font-weight="bold" style:font-size-asian="18pt" style:font-size-complex="18pt"/>
    </style:style>
    <style:style style:name="T9" style:family="text">
      <style:text-properties fo:color="#6a9662" style:text-position="-33% 58%" fo:font-size="9pt" fo:font-weight="bold" style:font-size-asian="18pt" style:font-size-complex="18pt"/>
    </style:style>
    <style:style style:name="T10" style:family="text">
      <style:text-properties fo:font-size="14pt" style:font-size-asian="18pt" style:font-size-complex="18pt"/>
    </style:style>
    <style:style style:name="T11" style:family="text">
      <style:text-properties fo:font-size="9pt" style:font-size-asian="18pt" style:font-size-complex="18pt"/>
    </style:style>
    <style:style style:name="T12" style:family="text">
      <style:text-properties fo:color="#666666" style:text-position="0% 100%" fo:font-size="9pt" fo:font-style="normal" fo:font-weight="bold" style:font-size-asian="18pt" style:font-weight-asian="normal" style:font-size-complex="18pt" style:font-weight-complex="normal"/>
    </style:style>
    <style:style style:name="T13" style:family="text">
      <style:text-properties fo:color="#666666" style:text-position="-33% 58%" fo:font-size="9pt" fo:font-style="normal" fo:font-weight="bold" style:font-size-asian="18pt" style:font-size-complex="18pt"/>
    </style:style>
    <style:style style:name="T14" style:family="text">
      <style:text-properties fo:color="#666666" style:text-position="0% 100%" fo:font-size="9pt" fo:font-weight="bold" style:font-size-asian="18pt" style:font-size-complex="18pt"/>
    </style:style>
    <style:style style:name="T15" style:family="text">
      <style:text-properties fo:color="#666666" style:text-position="-33% 58%" fo:font-size="9pt" fo:font-weight="bold" style:font-size-asian="18pt" style:font-size-complex="18pt"/>
    </style:style>
    <style:style style:name="T16" style:family="text">
      <style:text-properties fo:color="#666666" fo:font-size="9pt" fo:font-weight="bold" style:font-size-asian="18pt" style:font-size-complex="18pt"/>
    </style:style>
    <style:style style:name="T17" style:family="text">
      <style:text-properties fo:color="#6a9662" style:font-name="Liberation Sans" fo:font-size="8pt" fo:font-style="normal" fo:font-weight="bold" style:font-name-asian="Liberation Sans3" style:font-size-asian="18pt" style:font-name-complex="Liberation Sans3" style:font-size-complex="18pt"/>
    </style:style>
    <style:style style:name="T18" style:family="text">
      <style:text-properties fo:color="#6a9662" style:text-position="-33% 58%" style:font-name="Liberation Sans" fo:font-size="8pt" fo:font-style="normal" fo:font-weight="bold" style:font-name-asian="Liberation Sans3" style:font-size-asian="18pt" style:font-name-complex="Liberation Sans3" style:font-size-complex="18pt"/>
    </style:style>
    <style:style style:name="T19" style:family="text">
      <style:text-properties fo:color="#6a9662" style:text-position="0% 100%" style:font-name="Liberation Sans" fo:font-size="8pt" fo:font-style="normal" fo:font-weight="bold" style:font-name-asian="Liberation Sans3" style:font-size-asian="18pt" style:font-name-complex="Liberation Sans3" style:font-size-complex="18pt"/>
    </style:style>
    <style:style style:name="T20" style:family="text">
      <style:text-properties fo:color="#6a9662" style:text-position="-33% 58%" style:font-name="Liberation Sans" fo:font-size="8pt" fo:font-style="normal" fo:font-weight="bold" style:font-name-asian="Liberation Sans3" style:font-size-asian="18pt" style:font-weight-asian="normal" style:font-name-complex="Liberation Sans3" style:font-size-complex="18pt" style:font-weight-complex="normal"/>
    </style:style>
    <style:style style:name="T21" style:family="text">
      <style:text-properties fo:color="#6a9662" style:text-position="0% 100%" style:font-name="Liberation Sans" fo:font-size="8pt" fo:font-style="normal" fo:font-weight="bold" style:font-name-asian="Liberation Sans3" style:font-size-asian="18pt" style:font-weight-asian="normal" style:font-name-complex="Liberation Sans3" style:font-size-complex="18pt" style:font-weight-complex="normal"/>
    </style:style>
    <style:style style:name="T22" style:family="text">
      <style:text-properties fo:color="#6a9662" style:text-position="-33% 58%" style:font-name="Liberation Sans" fo:font-size="8pt" fo:font-style="normal" fo:font-weight="normal" style:font-name-asian="Liberation Sans3" style:font-size-asian="18pt" style:font-weight-asian="normal" style:font-name-complex="Liberation Sans3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141cm" svg:height="0.714cm" svg:x="1.695cm" svg:y="8.819cm">
          <text:p text:style-name="P1"><text:span text:style-name="T1">Φ</text:span><text:span text:style-name="T2">(w</text:span><text:span text:style-name="T3">21</text:span><text:span text:style-name="T4">+w</text:span><text:span text:style-name="T3">22</text:span><text:span text:style-name="T4">+w</text:span><text:span text:style-name="T3">23</text:span><text:span text:style-name="T4">)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custom-shape draw:style-name="gr2" draw:text-style-name="P3" draw:layer="layout" svg:width="0.794cm" svg:height="0.794cm" svg:x="6.911cm" svg:y="6.567cm">
            <text:p text:style-name="P1"><text:span text:style-name="T5">h</text:span><text:span text:style-name="T6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794cm" svg:height="0.794cm" svg:x="6.911cm" svg:y="10.98cm">
            <text:p text:style-name="P1"><text:span text:style-name="T5">h</text:span><text:span text:style-name="T6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794cm" svg:height="0.794cm" svg:x="6.911cm" svg:y="8.774cm">
            <text:p text:style-name="P1"><text:span text:style-name="T5">h</text:span><text:span text:style-name="T6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794cm" svg:height="0.794cm" svg:x="6.911cm" svg:y="13.184cm">
            <text:p text:style-name="P1"><text:span text:style-name="T5">h</text:span><text:span text:style-name="T7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3" draw:layer="layout" svg:width="0.794cm" svg:height="0.794cm" svg:x="10.879cm" svg:y="8.772cm">
            <text:p text:style-name="P1"><text:span text:style-name="T5">o</text:span><text:span text:style-name="T6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4" draw:layer="layout" svg:width="0.794cm" svg:height="0.794cm" svg:x="10.879cm" svg:y="10.979cm">
            <text:p text:style-name="P1"><text:span text:style-name="T5">o</text:span><text:span text:style-name="T6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5" draw:layer="layout" svg:x1="7.702cm" svg:y1="9.2cm" svg:x2="10.797cm" svg:y2="9.16cm">
          <text:p/>
        </draw:line>
        <draw:line draw:style-name="gr4" draw:text-style-name="P5" draw:layer="layout" svg:x1="7.715cm" svg:y1="9.226cm" svg:x2="10.851cm" svg:y2="11.33cm">
          <text:p/>
        </draw:line>
        <draw:line draw:style-name="gr3" draw:text-style-name="P5" draw:layer="layout" svg:x1="7.73cm" svg:y1="7.027cm" svg:x2="10.824cm" svg:y2="9.001cm">
          <text:p/>
        </draw:line>
        <draw:line draw:style-name="gr5" draw:text-style-name="P5" draw:layer="layout" svg:x1="7.699cm" svg:y1="6.984cm" svg:x2="10.89cm" svg:y2="11.171cm">
          <text:p/>
        </draw:line>
        <draw:line draw:style-name="gr4" draw:text-style-name="P5" draw:layer="layout" svg:x1="7.713cm" svg:y1="11.35cm" svg:x2="10.825cm" svg:y2="11.419cm">
          <text:p/>
        </draw:line>
        <draw:line draw:style-name="gr3" draw:text-style-name="P5" draw:layer="layout" svg:x1="7.687cm" svg:y1="11.363cm" svg:x2="10.824cm" svg:y2="9.319cm">
          <text:p/>
        </draw:line>
        <draw:line draw:style-name="gr3" draw:text-style-name="P5" draw:layer="layout" svg:x1="7.711cm" svg:y1="13.555cm" svg:x2="10.904cm" svg:y2="9.464cm">
          <text:p/>
        </draw:line>
        <draw:line draw:style-name="gr5" draw:text-style-name="P5" draw:layer="layout" svg:x1="7.685cm" svg:y1="13.568cm" svg:x2="10.838cm" svg:y2="11.499cm">
          <text:p/>
        </draw:line>
        <draw:g>
          <draw:line draw:style-name="gr5" draw:text-style-name="P5" draw:layer="layout" svg:x1="11.675cm" svg:y1="11.418cm" svg:x2="13.299cm" svg:y2="11.398cm">
            <text:p/>
          </draw:line>
          <draw:line draw:style-name="gr5" draw:text-style-name="P5" draw:layer="layout" svg:x1="11.662cm" svg:y1="9.196cm" svg:x2="13.286cm" svg:y2="9.176cm">
            <text:p/>
          </draw:line>
        </draw:g>
        <draw:frame draw:style-name="gr6" draw:text-style-name="P6" draw:layer="layout" svg:width="1.334cm" svg:height="0.698cm" svg:x="7.743cm" svg:y="10.179cm">
          <draw:text-box>
            <text:p><text:span text:style-name="T8">wh</text:span><text:span text:style-name="T9">13</text:span></text:p>
          </draw:text-box>
        </draw:frame>
        <draw:frame draw:style-name="gr7" draw:text-style-name="P6" draw:layer="layout" svg:width="1.255cm" svg:height="1.038cm" svg:x="7.744cm" svg:y="11.768cm">
          <draw:text-box>
            <text:p><text:span text:style-name="T8">wh</text:span><text:span text:style-name="T9">14</text:span></text:p>
          </draw:text-box>
        </draw:frame>
        <draw:custom-shape draw:style-name="gr8" draw:text-style-name="P7" draw:layer="layout" svg:width="4.141cm" svg:height="0.714cm" svg:x="1.695cm" svg:y="6.595cm">
          <text:p text:style-name="P1"><text:span text:style-name="T1">Φ</text:span><text:span text:style-name="T2">(w</text:span><text:span text:style-name="T3">11</text:span><text:span text:style-name="T4">+w</text:span><text:span text:style-name="T3">12</text:span><text:span text:style-name="T4">+w</text:span><text:span text:style-name="T3">13</text:span><text:span text:style-name="T4">)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4.141cm" svg:height="0.714cm" svg:x="1.695cm" svg:y="13.211cm">
          <text:p text:style-name="P1"><text:span text:style-name="T1">Φ</text:span><text:span text:style-name="T2">(w</text:span><text:span text:style-name="T3">41</text:span><text:span text:style-name="T4">+w</text:span><text:span text:style-name="T3">42</text:span><text:span text:style-name="T4">+w</text:span><text:span text:style-name="T3">43</text:span><text:span text:style-name="T4">)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4.141cm" svg:height="0.714cm" svg:x="1.695cm" svg:y="11.015cm">
          <text:p text:style-name="P1"><text:span text:style-name="T1">Φ</text:span><text:span text:style-name="T2">(w</text:span><text:span text:style-name="T3">31</text:span><text:span text:style-name="T4">+w</text:span><text:span text:style-name="T3">32</text:span><text:span text:style-name="T4">+w</text:span><text:span text:style-name="T3">33</text:span><text:span text:style-name="T4">)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8" draw:layer="layout" svg:width="5.503cm" svg:height="9.265cm" svg:x="0.782cm" svg:y="5.358cm">
          <text:p text:style-name="P1"><text:span text:style-name="T10">Output</text:span></text:p>
          <text:p text:style-name="P1"><text:span text:style-name="T10">from</text:span></text:p>
          <text:p text:style-name="P1"><text:span text:style-name="T10">Hidden</text:span></text:p>
          <text:p text:style-name="P1"><text:span text:style-name="T10">Layer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181cm" svg:height="1.038cm" svg:x="8.005cm" svg:y="6.926cm">
          <draw:text-box>
            <text:p><text:span text:style-name="T8">wh</text:span><text:span text:style-name="T9">11</text:span></text:p>
          </draw:text-box>
        </draw:frame>
        <draw:frame draw:style-name="gr10" draw:text-style-name="P6" draw:layer="layout" svg:width="1.154cm" svg:height="0.751cm" svg:x="8.005cm" svg:y="8.605cm">
          <draw:text-box>
            <text:p><text:span text:style-name="T8">wh</text:span><text:span text:style-name="T9">12</text:span></text:p>
          </draw:text-box>
        </draw:frame>
        <draw:g>
          <draw:g>
            <draw:line draw:style-name="gr11" draw:text-style-name="P5" draw:layer="layout" svg:x1="5.671cm" svg:y1="6.958cm" svg:x2="6.898cm" svg:y2="6.938cm">
              <text:p text:style-name="P1"><text:span text:style-name="T11"/></text:p>
              <text:p text:style-name="P1"><text:span text:style-name="T11"/></text:p>
            </draw:line>
            <draw:line draw:style-name="gr5" draw:text-style-name="P5" draw:layer="layout" svg:x1="5.671cm" svg:y1="11.361cm" svg:x2="6.898cm" svg:y2="11.341cm">
              <text:p/>
            </draw:line>
            <draw:line draw:style-name="gr5" draw:text-style-name="P5" draw:layer="layout" svg:x1="5.671cm" svg:y1="9.191cm" svg:x2="6.898cm" svg:y2="9.171cm">
              <text:p/>
            </draw:line>
            <draw:line draw:style-name="gr5" draw:text-style-name="P5" draw:layer="layout" svg:x1="5.671cm" svg:y1="13.567cm" svg:x2="6.898cm" svg:y2="13.547cm">
              <text:p/>
            </draw:line>
          </draw:g>
          <draw:frame draw:style-name="gr12" draw:text-style-name="P10" draw:layer="layout" svg:width="1.138cm" svg:height="0.689cm" svg:x="5.851cm" svg:y="6.428cm">
            <draw:text-box>
              <text:p><text:span text:style-name="T12">y</text:span><text:span text:style-name="T13">1</text:span></text:p>
            </draw:text-box>
          </draw:frame>
          <draw:frame draw:style-name="gr12" draw:text-style-name="P11" draw:layer="layout" svg:width="1.138cm" svg:height="0.689cm" svg:x="5.851cm" svg:y="13.017cm">
            <draw:text-box>
              <text:p><text:span text:style-name="T14">y</text:span><text:span text:style-name="T15">4</text:span></text:p>
            </draw:text-box>
          </draw:frame>
          <draw:frame draw:style-name="gr12" draw:text-style-name="P11" draw:layer="layout" svg:width="1.138cm" svg:height="0.689cm" svg:x="5.851cm" svg:y="10.808cm">
            <draw:text-box>
              <text:p><text:span text:style-name="T14">y</text:span><text:span text:style-name="T15">3</text:span></text:p>
            </draw:text-box>
          </draw:frame>
          <draw:frame draw:style-name="gr12" draw:text-style-name="P11" draw:layer="layout" svg:width="1.138cm" svg:height="0.689cm" svg:x="5.851cm" svg:y="8.639cm">
            <draw:text-box>
              <text:p><text:span text:style-name="T14">y</text:span><text:span text:style-name="T15">2</text:span></text:p>
            </draw:text-box>
          </draw:frame>
        </draw:g>
        <draw:frame draw:style-name="gr13" draw:text-style-name="P11" draw:layer="layout" svg:width="1.284cm" svg:height="0.688cm" svg:x="7.307cm" svg:y="7.464cm">
          <draw:text-box>
            <text:p><text:span text:style-name="T14">wh</text:span><text:span text:style-name="T15">21</text:span></text:p>
          </draw:text-box>
        </draw:frame>
        <draw:frame draw:style-name="gr14" draw:text-style-name="P11" draw:layer="layout" svg:width="1.217cm" svg:height="0.701cm" svg:x="7.77cm" svg:y="9.422cm">
          <draw:text-box>
            <text:p><text:span text:style-name="T14">wh</text:span><text:span text:style-name="T15">22</text:span></text:p>
          </draw:text-box>
        </draw:frame>
        <draw:frame draw:style-name="gr7" draw:text-style-name="P11" draw:layer="layout" svg:width="1.19cm" svg:height="1.038cm" svg:x="8.247cm" svg:y="10.842cm">
          <draw:text-box>
            <text:p><text:span text:style-name="T16">wh</text:span><text:span text:style-name="T15">23</text:span></text:p>
          </draw:text-box>
        </draw:frame>
        <draw:frame draw:style-name="gr15" draw:text-style-name="P11" draw:layer="layout" svg:width="1.189cm" svg:height="0.71cm" svg:x="8.579cm" svg:y="12.681cm">
          <draw:text-box>
            <text:p><text:span text:style-name="T16">wh</text:span><text:span text:style-name="T15">24</text:span></text:p>
          </draw:text-box>
        </draw:frame>
        <draw:g>
          <draw:custom-shape draw:style-name="gr16" draw:text-style-name="P13" draw:layer="layout" svg:width="7.64cm" svg:height="0.714cm" svg:x="12.392cm" svg:y="8.931cm">
            <text:p text:style-name="P12"><text:span text:style-name="T17">wh</text:span><text:span text:style-name="T18">11</text:span><text:span text:style-name="T19">y</text:span><text:span text:style-name="T18">1 </text:span><text:span text:style-name="T19">+ wh</text:span><text:span text:style-name="T18">12</text:span><text:span text:style-name="T19">y</text:span><text:span text:style-name="T18">2 </text:span><text:span text:style-name="T19">+ wh</text:span><text:span text:style-name="T18">13</text:span><text:span text:style-name="T19">y</text:span><text:span text:style-name="T18">3 </text:span><text:span text:style-name="T19">+ wh</text:span><text:span text:style-name="T20">14</text:span><text:span text:style-name="T21">y</text:span><text:span text:style-name="T20">4</text:span>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7" draw:text-style-name="P14" draw:layer="layout" svg:width="7.64cm" svg:height="0.714cm" svg:x="12.392cm" svg:y="11.155cm">
            <text:p text:style-name="P12"><text:span text:style-name="T17">wh</text:span><text:span text:style-name="T18">21</text:span><text:span text:style-name="T19">y</text:span><text:span text:style-name="T18">1 </text:span><text:span text:style-name="T19">+ wh</text:span><text:span text:style-name="T18">22</text:span><text:span text:style-name="T19">y</text:span><text:span text:style-name="T18">2 </text:span><text:span text:style-name="T19">+ wh</text:span><text:span text:style-name="T18">23</text:span><text:span text:style-name="T19">y</text:span><text:span text:style-name="T18">3 </text:span><text:span text:style-name="T19">+ wh</text:span><text:span text:style-name="T18">24</text:span><text:span text:style-name="T19">y</text:span><text:span text:style-name="T22">4</text:span>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line draw:style-name="gr18" draw:text-style-name="P15" draw:layer="layout" svg:x1="19.32cm" svg:y1="9.307cm" svg:x2="21.903cm" svg:y2="9.287cm">
          <text:p text:style-name="P1"><text:span text:style-name="T11"/></text:p>
          <text:p text:style-name="P1"><text:span text:style-name="T11"/></text:p>
        </draw:line>
        <draw:line draw:style-name="gr19" draw:text-style-name="P5" draw:layer="layout" svg:x1="19.32cm" svg:y1="11.54cm" svg:x2="21.903cm" svg:y2="11.52cm">
          <text:p/>
        </draw:line>
        <draw:frame draw:style-name="gr20" draw:text-style-name="P16" draw:layer="layout" svg:width="0.907cm" svg:height="0.737cm" svg:x="20.259cm" svg:y="8.735cm">
          <draw:text-box>
            <text:p><text:span text:style-name="T12">z</text:span><text:span text:style-name="T13">1</text:span></text:p>
          </draw:text-box>
        </draw:frame>
        <draw:frame draw:style-name="gr21" draw:text-style-name="P17" draw:layer="layout" svg:width="1.138cm" svg:height="0.689cm" svg:x="20.259cm" svg:y="11.004cm">
          <draw:text-box>
            <text:p><text:span text:style-name="T14">z</text:span><text:span text:style-name="T15">2</text:span></text:p>
          </draw:text-box>
        </draw:frame>
        <draw:g>
          <draw:custom-shape draw:style-name="gr22" draw:text-style-name="P13" draw:layer="layout" svg:width="4.003cm" svg:height="0.714cm" svg:x="21.554cm" svg:y="9.031cm">
            <text:p text:style-name="P12"><text:span text:style-name="T1">Φ</text:span><text:span text:style-name="T17">(</text:span><text:span text:style-name="T19">z</text:span><text:span text:style-name="T18">1 </text:span><text:span text:style-name="T21">)</text:span></text:p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3" draw:text-style-name="P19" draw:layer="layout" svg:width="4.003cm" svg:height="0.714cm" svg:x="21.554cm" svg:y="11.255cm">
            <text:p text:style-name="P18"><text:span text:style-name="T1">Φ</text:span><text:span text:style-name="T17">(</text:span><text:span text:style-name="T19">z</text:span><text:span text:style-name="T18">2 </text:span><text:span text:style-name="T21">)</text:span></text:p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line draw:style-name="gr18" draw:text-style-name="P15" draw:layer="layout" svg:x1="25.407cm" svg:y1="9.506cm" svg:x2="27.99cm" svg:y2="9.486cm">
          <text:p text:style-name="P1"><text:span text:style-name="T11"/></text:p>
          <text:p text:style-name="P1"><text:span text:style-name="T11"/></text:p>
        </draw:line>
        <draw:line draw:style-name="gr19" draw:text-style-name="P5" draw:layer="layout" svg:x1="25.407cm" svg:y1="11.739cm" svg:x2="27.99cm" svg:y2="11.719cm">
          <text:p/>
        </draw:line>
        <draw:frame draw:style-name="gr24" draw:text-style-name="P20" draw:layer="layout" svg:width="2.383cm" svg:height="1.45cm" svg:x="25.813cm" svg:y="9.836cm">
          <draw:text-box>
            <text:p text:style-name="P1"><text:span text:style-name="T10">Final</text:span></text:p>
            <text:p text:style-name="P1"><text:span text:style-name="T10">Output</text:span></text:p>
          </draw:text-box>
        </draw:frame>
        <draw:frame draw:style-name="gr20" draw:text-style-name="P16" draw:layer="layout" svg:width="0.907cm" svg:height="0.737cm" svg:x="26.346cm" svg:y="8.934cm">
          <draw:text-box>
            <text:p><text:span text:style-name="T12">o</text:span><text:span text:style-name="T13">1</text:span></text:p>
          </draw:text-box>
        </draw:frame>
        <draw:frame draw:style-name="gr21" draw:text-style-name="P17" draw:layer="layout" svg:width="1.138cm" svg:height="0.689cm" svg:x="26.346cm" svg:y="11.203cm">
          <draw:text-box>
            <text:p><text:span text:style-name="T14">o</text:span><text:span text:style-name="T15">2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Noto Sans2" svg:font-family="'Noto Sans'" style:font-family-generic="swiss"/>
    <style:font-face style:name="Noto Sans3" svg:font-family="'Noto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Noto Sans1" svg:font-family="'Noto Sans'" style:font-family-generic="swiss" style:font-pitch="variable"/>
    <style:font-face style:name="SimSun1" svg:font-family="SimSun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1-27T07:00:51.690509850</meta:creation-date>
    <dc:date>2020-11-15T16:46:24.127382108</dc:date>
    <meta:editing-duration>PT7H34M58S</meta:editing-duration>
    <meta:editing-cycles>10</meta:editing-cycles>
    <meta:generator>LibreOffice/6.4.6.2$Linux_X86_64 LibreOffice_project/40$Build-2</meta:generator>
    <meta:document-statistic meta:object-count="57"/>
  </office:meta>
</office:document-meta>
</file>